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float" office:value="-2.6916" calcext:value-type="float">
            <text:p>-2.6916</text:p>
          </table:table-cell>
          <table:table-cell/>
          <table:table-cell table:style-name="Default" office:value-type="float" office:value="0.15384" calcext:value-type="float">
            <text:p>0.15384</text:p>
          </table:table-cell>
          <table:table-cell/>
          <table:table-cell table:formula="of:=EXP([.B1])" office:value-type="float" office:value="0.0677724167100475" calcext:value-type="float">
            <text:p>0.067772416710048</text:p>
          </table:table-cell>
          <table:table-cell table:formula="of:=EXP([.D1])" office:value-type="float" office:value="1.16630426316684" calcext:value-type="float">
            <text:p>1.1663042631668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2.6212" calcext:value-type="float">
            <text:p>-2.6212</text:p>
          </table:table-cell>
          <table:table-cell/>
          <table:table-cell office:value-type="float" office:value="0.11851" calcext:value-type="float">
            <text:p>1.19E-01</text:p>
          </table:table-cell>
          <table:table-cell/>
          <table:table-cell table:formula="of:=EXP([.B2])" office:value-type="float" office:value="0.072715551789143" calcext:value-type="float">
            <text:p>0.072715551789143</text:p>
          </table:table-cell>
          <table:table-cell table:formula="of:=EXP([.D2])" office:value-type="float" office:value="1.12581813222702" calcext:value-type="float">
            <text:p>1.1258181322270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8.4268" calcext:value-type="float">
            <text:p>-8.4268</text:p>
          </table:table-cell>
          <table:table-cell/>
          <table:table-cell office:value-type="float" office:value="5.378" calcext:value-type="float">
            <text:p>5.38E+00</text:p>
          </table:table-cell>
          <table:table-cell/>
          <table:table-cell table:formula="of:=EXP([.B3])" office:value-type="float" office:value="0.000218920917646382" calcext:value-type="float">
            <text:p>0.000218920917646</text:p>
          </table:table-cell>
          <table:table-cell table:formula="of:=EXP([.D3])" office:value-type="float" office:value="216.58866462943" calcext:value-type="float">
            <text:p>216.5886646294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.4471" calcext:value-type="float">
            <text:p>1.4471</text:p>
          </table:table-cell>
          <table:table-cell/>
          <table:table-cell office:value-type="float" office:value="0.0071327" calcext:value-type="float">
            <text:p>7.13E-03</text:p>
          </table:table-cell>
          <table:table-cell/>
          <table:table-cell table:formula="of:=EXP([.B4])" office:value-type="float" office:value="4.25076939215507" calcext:value-type="float">
            <text:p>4.25076939215507</text:p>
          </table:table-cell>
          <table:table-cell table:formula="of:=EXP([.D4])" office:value-type="float" office:value="1.00715819829248" calcext:value-type="float">
            <text:p>1.0071581982924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8.4578" calcext:value-type="float">
            <text:p>8.46E+00</text:p>
          </table:table-cell>
          <table:table-cell/>
          <table:table-cell table:formula="of:=EXP([.B5])" office:value-type="float" office:value="0.00000614421235332821" calcext:value-type="float">
            <text:p>6.14421235332821E-06</text:p>
          </table:table-cell>
          <table:table-cell table:formula="of:=EXP([.D5])" office:value-type="float" office:value="4711.68088904441" calcext:value-type="float">
            <text:p>4711.6808890444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3.064" calcext:value-type="float">
            <text:p>-3.064</text:p>
          </table:table-cell>
          <table:table-cell/>
          <table:table-cell office:value-type="float" office:value="0.25414" calcext:value-type="float">
            <text:p>2.54E-01</text:p>
          </table:table-cell>
          <table:table-cell/>
          <table:table-cell table:formula="of:=EXP([.B6])" office:value-type="float" office:value="0.0467005190410346" calcext:value-type="float">
            <text:p>0.046700519041035</text:p>
          </table:table-cell>
          <table:table-cell table:formula="of:=EXP([.D6])" office:value-type="float" office:value="1.28935230095488" calcext:value-type="float">
            <text:p>1.2893523009548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4.7794" calcext:value-type="float">
            <text:p>-4.7794</text:p>
          </table:table-cell>
          <table:table-cell/>
          <table:table-cell office:value-type="float" office:value="2.2613" calcext:value-type="float">
            <text:p>2.26E+00</text:p>
          </table:table-cell>
          <table:table-cell/>
          <table:table-cell table:formula="of:=EXP([.B7])" office:value-type="float" office:value="0.00840103807845408" calcext:value-type="float">
            <text:p>0.008401038078454</text:p>
          </table:table-cell>
          <table:table-cell table:formula="of:=EXP([.D7])" office:value-type="float" office:value="9.59555528390166" calcext:value-type="float">
            <text:p>9.5955552839016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1.0153" calcext:value-type="float">
            <text:p>-1.0153</text:p>
          </table:table-cell>
          <table:table-cell/>
          <table:table-cell office:value-type="float" office:value="-0.0059039" calcext:value-type="float">
            <text:p>-5.90E-03</text:p>
          </table:table-cell>
          <table:table-cell/>
          <table:table-cell table:formula="of:=EXP([.B8])" office:value-type="float" office:value="0.362293725410019" calcext:value-type="float">
            <text:p>0.362293725410019</text:p>
          </table:table-cell>
          <table:table-cell table:formula="of:=EXP([.D8])" office:value-type="float" office:value="0.99411349377041" calcext:value-type="float">
            <text:p>0.9941134937704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.6811" calcext:value-type="float">
            <text:p>-1.68E+00</text:p>
          </table:table-cell>
          <table:table-cell/>
          <table:table-cell table:formula="of:=EXP([.B9])" office:value-type="float" office:value="22026.4657948067" calcext:value-type="float">
            <text:p>22026.4657948067</text:p>
          </table:table-cell>
          <table:table-cell table:formula="of:=EXP([.D9])" office:value-type="float" office:value="0.18616907738069" calcext:value-type="float">
            <text:p>0.1861690773806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2.5024" calcext:value-type="float">
            <text:p>-2.5024</text:p>
          </table:table-cell>
          <table:table-cell/>
          <table:table-cell office:value-type="float" office:value="0" calcext:value-type="float">
            <text:p>0.00E+00</text:p>
          </table:table-cell>
          <table:table-cell/>
          <table:table-cell table:formula="of:=EXP([.B10])" office:value-type="float" office:value="0.081888230842987" calcext:value-type="float">
            <text:p>0.081888230842987</text:p>
          </table:table-cell>
          <table:table-cell table:formula="of:=EXP([.D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6.2121" calcext:value-type="float">
            <text:p>-6.2121</text:p>
          </table:table-cell>
          <table:table-cell/>
          <table:table-cell office:value-type="float" office:value="3.1638" calcext:value-type="float">
            <text:p>3.16E+00</text:p>
          </table:table-cell>
          <table:table-cell/>
          <table:table-cell table:formula="of:=EXP([.B11])" office:value-type="float" office:value="0.00200502249266449" calcext:value-type="float">
            <text:p>0.002005022492664</text:p>
          </table:table-cell>
          <table:table-cell table:formula="of:=EXP([.D11])" office:value-type="float" office:value="23.6603345890671" calcext:value-type="float">
            <text:p>23.660334589067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16856" calcext:value-type="float">
            <text:p>0.16856</text:p>
          </table:table-cell>
          <table:table-cell/>
          <table:table-cell office:value-type="float" office:value="0.0070797" calcext:value-type="float">
            <text:p>7.08E-03</text:p>
          </table:table-cell>
          <table:table-cell/>
          <table:table-cell table:formula="of:=EXP([.B12])" office:value-type="float" office:value="1.18359924066886" calcext:value-type="float">
            <text:p>1.18359924066886</text:p>
          </table:table-cell>
          <table:table-cell table:formula="of:=EXP([.D12])" office:value-type="float" office:value="1.0071048203225" calcext:value-type="float">
            <text:p>1.007104820322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2.0398" calcext:value-type="float">
            <text:p>-2.0398</text:p>
          </table:table-cell>
          <table:table-cell/>
          <table:table-cell office:value-type="float" office:value="0" calcext:value-type="float">
            <text:p>0.00E+00</text:p>
          </table:table-cell>
          <table:table-cell/>
          <table:table-cell table:formula="of:=EXP([.B13])" office:value-type="float" office:value="0.130054719221349" calcext:value-type="float">
            <text:p>0.130054719221349</text:p>
          </table:table-cell>
          <table:table-cell table:formula="of:=EXP([.D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90915" calcext:value-type="float">
            <text:p>0.90915</text:p>
          </table:table-cell>
          <table:table-cell/>
          <table:table-cell office:value-type="float" office:value="0" calcext:value-type="float">
            <text:p>0.00E+00</text:p>
          </table:table-cell>
          <table:table-cell/>
          <table:table-cell table:formula="of:=EXP([.B14])" office:value-type="float" office:value="2.48221175643873" calcext:value-type="float">
            <text:p>2.48221175643873</text:p>
          </table:table-cell>
          <table:table-cell table:formula="of:=EXP([.D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8.2813" calcext:value-type="float">
            <text:p>-8.2813</text:p>
          </table:table-cell>
          <table:table-cell/>
          <table:table-cell office:value-type="float" office:value="4.3293" calcext:value-type="float">
            <text:p>4.33E+00</text:p>
          </table:table-cell>
          <table:table-cell/>
          <table:table-cell table:formula="of:=EXP([.B15])" office:value-type="float" office:value="0.000253207815820812" calcext:value-type="float">
            <text:p>0.000253207815821</text:p>
          </table:table-cell>
          <table:table-cell table:formula="of:=EXP([.D15])" office:value-type="float" office:value="75.8911441705984" calcext:value-type="float">
            <text:p>75.891144170598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4.092" calcext:value-type="float">
            <text:p>-4.092</text:p>
          </table:table-cell>
          <table:table-cell/>
          <table:table-cell office:value-type="float" office:value="1.2361" calcext:value-type="float">
            <text:p>1.24E+00</text:p>
          </table:table-cell>
          <table:table-cell/>
          <table:table-cell table:formula="of:=EXP([.B16])" office:value-type="float" office:value="0.0167057885476228" calcext:value-type="float">
            <text:p>0.016705788547623</text:p>
          </table:table-cell>
          <table:table-cell table:formula="of:=EXP([.D16])" office:value-type="float" office:value="3.44216281805986" calcext:value-type="float">
            <text:p>3.4421628180598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2.0288" calcext:value-type="float">
            <text:p>-2.0288</text:p>
          </table:table-cell>
          <table:table-cell/>
          <table:table-cell office:value-type="float" office:value="0" calcext:value-type="float">
            <text:p>0.00E+00</text:p>
          </table:table-cell>
          <table:table-cell/>
          <table:table-cell table:formula="of:=EXP([.B17])" office:value-type="float" office:value="0.131493218373282" calcext:value-type="float">
            <text:p>0.131493218373282</text:p>
          </table:table-cell>
          <table:table-cell table:formula="of:=EXP([.D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9.7429" calcext:value-type="float">
            <text:p>9.74E+00</text:p>
          </table:table-cell>
          <table:table-cell/>
          <table:table-cell table:formula="of:=EXP([.B18])" office:value-type="float" office:value="0.00000614421235332821" calcext:value-type="float">
            <text:p>6.14421235332821E-06</text:p>
          </table:table-cell>
          <table:table-cell table:formula="of:=EXP([.D18])" office:value-type="float" office:value="17032.8651356147" calcext:value-type="float">
            <text:p>17032.865135614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4.7668" calcext:value-type="float">
            <text:p>-4.7668</text:p>
          </table:table-cell>
          <table:table-cell/>
          <table:table-cell office:value-type="float" office:value="5.4558" calcext:value-type="float">
            <text:p>5.46E+00</text:p>
          </table:table-cell>
          <table:table-cell/>
          <table:table-cell table:formula="of:=EXP([.B19])" office:value-type="float" office:value="0.00850756084236279" calcext:value-type="float">
            <text:p>0.008507560842363</text:p>
          </table:table-cell>
          <table:table-cell table:formula="of:=EXP([.D19])" office:value-type="float" office:value="234.11208584225" calcext:value-type="float">
            <text:p>234.1120858422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.2755" calcext:value-type="float">
            <text:p>2.2755</text:p>
          </table:table-cell>
          <table:table-cell/>
          <table:table-cell office:value-type="float" office:value="0.88932" calcext:value-type="float">
            <text:p>8.89E-01</text:p>
          </table:table-cell>
          <table:table-cell/>
          <table:table-cell table:formula="of:=EXP([.B20])" office:value-type="float" office:value="9.73278418825873" calcext:value-type="float">
            <text:p>9.73278418825873</text:p>
          </table:table-cell>
          <table:table-cell table:formula="of:=EXP([.D20])" office:value-type="float" office:value="2.43347432600138" calcext:value-type="float">
            <text:p>2.4334743260013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1.5157" calcext:value-type="float">
            <text:p>-1.5157</text:p>
          </table:table-cell>
          <table:table-cell/>
          <table:table-cell office:value-type="float" office:value="0" calcext:value-type="float">
            <text:p>0.00E+00</text:p>
          </table:table-cell>
          <table:table-cell/>
          <table:table-cell table:formula="of:=EXP([.B21])" office:value-type="float" office:value="0.21965437295881" calcext:value-type="float">
            <text:p>0.21965437295881</text:p>
          </table:table-cell>
          <table:table-cell table:formula="of:=EXP([.D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.2704" calcext:value-type="float">
            <text:p>5.2704</text:p>
          </table:table-cell>
          <table:table-cell/>
          <table:table-cell office:value-type="float" office:value="0" calcext:value-type="float">
            <text:p>0.00E+00</text:p>
          </table:table-cell>
          <table:table-cell/>
          <table:table-cell table:formula="of:=EXP([.B22])" office:value-type="float" office:value="194.493744385722" calcext:value-type="float">
            <text:p>194.493744385722</text:p>
          </table:table-cell>
          <table:table-cell table:formula="of:=EXP([.D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0.57277" calcext:value-type="float">
            <text:p>-0.57277</text:p>
          </table:table-cell>
          <table:table-cell/>
          <table:table-cell office:value-type="float" office:value="0" calcext:value-type="float">
            <text:p>0.00E+00</text:p>
          </table:table-cell>
          <table:table-cell/>
          <table:table-cell table:formula="of:=EXP([.B23])" office:value-type="float" office:value="0.563961100842522" calcext:value-type="float">
            <text:p>0.563961100842522</text:p>
          </table:table-cell>
          <table:table-cell table:formula="of:=EXP([.D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9.5725" calcext:value-type="float">
            <text:p>9.57E+00</text:p>
          </table:table-cell>
          <table:table-cell/>
          <table:table-cell table:formula="of:=EXP([.B24])" office:value-type="float" office:value="0.00000614421235332821" calcext:value-type="float">
            <text:p>6.14421235332821E-06</text:p>
          </table:table-cell>
          <table:table-cell table:formula="of:=EXP([.D24])" office:value-type="float" office:value="14364.2821785821" calcext:value-type="float">
            <text:p>14364.282178582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5.2651" calcext:value-type="float">
            <text:p>-5.2651</text:p>
          </table:table-cell>
          <table:table-cell/>
          <table:table-cell office:value-type="float" office:value="2.775" calcext:value-type="float">
            <text:p>2.78E+00</text:p>
          </table:table-cell>
          <table:table-cell/>
          <table:table-cell table:formula="of:=EXP([.B25])" office:value-type="float" office:value="0.0051688761148636" calcext:value-type="float">
            <text:p>0.005168876114864</text:p>
          </table:table-cell>
          <table:table-cell table:formula="of:=EXP([.D25])" office:value-type="float" office:value="16.0386269956557" calcext:value-type="float">
            <text:p>16.038626995655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.2385" calcext:value-type="float">
            <text:p>3.2385</text:p>
          </table:table-cell>
          <table:table-cell/>
          <table:table-cell office:value-type="float" office:value="0.32733" calcext:value-type="float">
            <text:p>3.27E-01</text:p>
          </table:table-cell>
          <table:table-cell/>
          <table:table-cell table:formula="of:=EXP([.B26])" office:value-type="float" office:value="25.4954498758101" calcext:value-type="float">
            <text:p>25.4954498758101</text:p>
          </table:table-cell>
          <table:table-cell table:formula="of:=EXP([.D26])" office:value-type="float" office:value="1.38725919718742" calcext:value-type="float">
            <text:p>1.3872591971874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9.1044" calcext:value-type="float">
            <text:p>-9.1044</text:p>
          </table:table-cell>
          <table:table-cell/>
          <table:table-cell office:value-type="float" office:value="5.9881" calcext:value-type="float">
            <text:p>5.99E+00</text:p>
          </table:table-cell>
          <table:table-cell/>
          <table:table-cell table:formula="of:=EXP([.B27])" office:value-type="float" office:value="0.00011117555827417" calcext:value-type="float">
            <text:p>0.000111175558274</text:p>
          </table:table-cell>
          <table:table-cell table:formula="of:=EXP([.D27])" office:value-type="float" office:value="398.656442655239" calcext:value-type="float">
            <text:p>398.65644265523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79542" calcext:value-type="float">
            <text:p>0.79542</text:p>
          </table:table-cell>
          <table:table-cell/>
          <table:table-cell office:value-type="float" office:value="0" calcext:value-type="float">
            <text:p>0.00E+00</text:p>
          </table:table-cell>
          <table:table-cell/>
          <table:table-cell table:formula="of:=EXP([.B28])" office:value-type="float" office:value="2.21537125736377" calcext:value-type="float">
            <text:p>2.21537125736377</text:p>
          </table:table-cell>
          <table:table-cell table:formula="of:=EXP([.D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1.3829" calcext:value-type="float">
            <text:p>-1.3829</text:p>
          </table:table-cell>
          <table:table-cell/>
          <table:table-cell office:value-type="float" office:value="0" calcext:value-type="float">
            <text:p>0.00E+00</text:p>
          </table:table-cell>
          <table:table-cell/>
          <table:table-cell table:formula="of:=EXP([.B29])" office:value-type="float" office:value="0.250850032121815" calcext:value-type="float">
            <text:p>0.250850032121815</text:p>
          </table:table-cell>
          <table:table-cell table:formula="of:=EXP([.D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3.6082" calcext:value-type="float">
            <text:p>-3.6082</text:p>
          </table:table-cell>
          <table:table-cell/>
          <table:table-cell office:value-type="float" office:value="1.551" calcext:value-type="float">
            <text:p>1.55E+00</text:p>
          </table:table-cell>
          <table:table-cell/>
          <table:table-cell table:formula="of:=EXP([.B30])" office:value-type="float" office:value="0.027100584041008" calcext:value-type="float">
            <text:p>0.027100584041008</text:p>
          </table:table-cell>
          <table:table-cell table:formula="of:=EXP([.D30])" office:value-type="float" office:value="4.71618400929386" calcext:value-type="float">
            <text:p>4.7161840092938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3.1715" calcext:value-type="float">
            <text:p>-3.1715</text:p>
          </table:table-cell>
          <table:table-cell/>
          <table:table-cell office:value-type="float" office:value="7.3015" calcext:value-type="float">
            <text:p>7.30E+00</text:p>
          </table:table-cell>
          <table:table-cell/>
          <table:table-cell table:formula="of:=EXP([.B31])" office:value-type="float" office:value="0.0419406397370199" calcext:value-type="float">
            <text:p>0.04194063973702</text:p>
          </table:table-cell>
          <table:table-cell table:formula="of:=EXP([.D31])" office:value-type="float" office:value="1482.52204364632" calcext:value-type="float">
            <text:p>1482.5220436463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.2245" calcext:value-type="float">
            <text:p>2.2245</text:p>
          </table:table-cell>
          <table:table-cell/>
          <table:table-cell office:value-type="float" office:value="-0.49981" calcext:value-type="float">
            <text:p>-5.00E-01</text:p>
          </table:table-cell>
          <table:table-cell/>
          <table:table-cell table:formula="of:=EXP([.B32])" office:value-type="float" office:value="9.24885721899753" calcext:value-type="float">
            <text:p>9.24885721899753</text:p>
          </table:table-cell>
          <table:table-cell table:formula="of:=EXP([.D32])" office:value-type="float" office:value="0.606645911486551" calcext:value-type="float">
            <text:p>0.60664591148655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6.4283" calcext:value-type="float">
            <text:p>-6.4283</text:p>
          </table:table-cell>
          <table:table-cell/>
          <table:table-cell office:value-type="float" office:value="7.9658" calcext:value-type="float">
            <text:p>7.97E+00</text:p>
          </table:table-cell>
          <table:table-cell/>
          <table:table-cell table:formula="of:=EXP([.B33])" office:value-type="float" office:value="0.00161519433221766" calcext:value-type="float">
            <text:p>0.001615194332218</text:p>
          </table:table-cell>
          <table:table-cell table:formula="of:=EXP([.D33])" office:value-type="float" office:value="2880.7328426091" calcext:value-type="float">
            <text:p>2880.732842609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3.5026" calcext:value-type="float">
            <text:p>-3.5026</text:p>
          </table:table-cell>
          <table:table-cell/>
          <table:table-cell office:value-type="float" office:value="0.422" calcext:value-type="float">
            <text:p>4.22E-01</text:p>
          </table:table-cell>
          <table:table-cell/>
          <table:table-cell table:formula="of:=EXP([.B34])" office:value-type="float" office:value="0.0301189722041757" calcext:value-type="float">
            <text:p>0.030118972204176</text:p>
          </table:table-cell>
          <table:table-cell table:formula="of:=EXP([.D34])" office:value-type="float" office:value="1.52500852468328" calcext:value-type="float">
            <text:p>1.5250085246832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4.9946" calcext:value-type="float">
            <text:p>-4.9946</text:p>
          </table:table-cell>
          <table:table-cell/>
          <table:table-cell office:value-type="float" office:value="1.8052" calcext:value-type="float">
            <text:p>1.81E+00</text:p>
          </table:table-cell>
          <table:table-cell/>
          <table:table-cell table:formula="of:=EXP([.B35])" office:value-type="float" office:value="0.00677443032921744" calcext:value-type="float">
            <text:p>0.006774430329217</text:p>
          </table:table-cell>
          <table:table-cell table:formula="of:=EXP([.D35])" office:value-type="float" office:value="6.08118756441758" calcext:value-type="float">
            <text:p>6.081187564417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23:57.591459962</meta:creation-date>
    <dc:date>2018-01-02T16:26:49.614779208</dc:date>
    <meta:editing-duration>PT2M52S</meta:editing-duration>
    <meta:editing-cycles>1</meta:editing-cycles>
    <meta:document-statistic meta:table-count="1" meta:cell-count="175" meta:object-count="0"/>
    <meta:generator>LibreOffice/5.2.7.2$Linux_X86_64 LibreOffice_project/20m0$Build-2</meta:generator>
  </office:meta>
</office:document-meta>
</file>